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1.91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Advantages of using vap instr instead of SEW 8 instructions when data is of 2-bit wide (Vl = 16)</text:p>
          </table:table-cell>
          <table:covered-table-cell table:number-columns-repeated="5"/>
          <table:table-cell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office:value-type="string" calcext:value-type="string">
            <text:p>ADD operations</text:p>
          </table:table-cell>
          <table:table-cell table:number-columns-repeated="2"/>
          <table:table-cell office:value-type="string" calcext:value-type="string">
            <text:p>MUL operation</text:p>
          </table:table-cell>
          <table:table-cell table:number-columns-repeated="2"/>
          <table:table-cell office:value-type="string" calcext:value-type="string">
            <text:p>DOT Operation</text:p>
          </table:table-cell>
        </table:table-row>
        <table:table-row table:style-name="ro4">
          <table:table-cell office:value-type="string" calcext:value-type="string">
            <text:p>VAP – 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VAP – 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5">
          <table:table-cell office:value-type="string" calcext:value-type="string">
            <text:p>SEW <text:s/>- 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6">
          <table:table-cell office:value-type="string" calcext:value-type="string">
            <text:p>SEW <text:s/>- 1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7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8">
          <table:table-cell/>
          <table:table-cell table:style-name="ce1" office:value-type="string" calcext:value-type="string" table:number-columns-spanned="6" table:number-rows-spanned="1">
            <text:p>Advantages of using vap instr instead of SEW 8 instructions when data is of 4-bit wide <text:s/>(Vl = 16)</text:p>
          </table:table-cell>
          <table:covered-table-cell table:number-columns-repeated="5"/>
          <table:table-cell/>
        </table:table-row>
        <table:table-row table:style-name="ro1">
          <table:table-cell table:number-columns-repeated="8"/>
        </table:table-row>
        <table:table-row table:style-name="ro8">
          <table:table-cell office:value-type="string" calcext:value-type="string">
            <text:p>VAP – 4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8">
          <table:table-cell office:value-type="string" calcext:value-type="string">
            <text:p>SEW <text:s/>- 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49" calcext:value-type="float">
            <text:p>149</text:p>
          </table:table-cell>
        </table:table-row>
        <table:table-row table:style-name="ro9">
          <table:table-cell office:value-type="string" calcext:value-type="string">
            <text:p>SEW <text:s/>- 1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29" calcext:value-type="float">
            <text:p>229</text:p>
          </table:table-cell>
        </table:table-row>
        <table:table-row table:style-name="ro10">
          <table:table-cell office:value-type="string" calcext:value-type="string">
            <text:p>SEW – 32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387" calcext:value-type="float">
            <text:p>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09:57:06.184644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09:54:26.226050782</meta:creation-date>
    <meta:generator>LibreOffice/6.0.7.3$Linux_X86_64 LibreOffice_project/00m0$Build-3</meta:generator>
    <dc:date>2021-11-27T10:32:33.273091857</dc:date>
    <meta:editing-duration>PT2H8M37S</meta:editing-duration>
    <meta:editing-cycles>26</meta:editing-cycles>
    <meta:document-statistic meta:table-count="1" meta:cell-count="37" meta:object-count="0"/>
  </office:meta>
</office:document-meta>
</file>